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iraCode Nerd Font" svg:font-family="'FiraCode Nerd Font'" style:font-adornments="Regular" style:font-pitch="variable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language="en" fo:country="AU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FiraCode Nerd Font" fo:font-family="'FiraCode Nerd Font'" style:font-style-name="Regular" style:font-pitch="variable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03T16:56:37.162876000</dc:date>
    <dc:creator>Claudine Chionh</dc:creator>
    <meta:editing-duration>PT1M51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